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C0000007CDEA29E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0da304" officeooo:paragraph-rsid="000da304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0ee0b6" officeooo:paragraph-rsid="000ee0b6" style:font-size-asian="10pt" style:font-weight-asian="normal" style:font-size-complex="10pt" style:font-weight-complex="normal"/>
    </style:style>
    <style:style style:name="P3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1f85" officeooo:paragraph-rsid="00101f85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03e13" style:font-size-asian="10pt" style:font-weight-asian="normal" style:font-size-complex="10pt" style:font-weight-complex="normal"/>
    </style:style>
    <style:style style:name="P5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1b68f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1b68f" officeooo:paragraph-rsid="0011b68f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variant="normal" fo:text-transform="none" fo:color="#141412" style:font-name="Waree" fo:font-size="10pt" fo:letter-spacing="normal" fo:font-style="normal" fo:font-weight="normal" officeooo:rsid="0012d024" officeooo:paragraph-rsid="0012d024" style:font-size-asian="10pt" style:font-size-complex="10pt"/>
    </style:style>
    <style:style style:name="P8" style:family="paragraph" style:parent-style-name="Text_20_body">
      <style:text-properties fo:font-variant="normal" fo:text-transform="none" fo:color="#141412" style:font-name="Waree" fo:font-size="10pt" fo:letter-spacing="normal" fo:font-style="normal" fo:font-weight="normal" officeooo:rsid="001b3066" officeooo:paragraph-rsid="001b3066" style:font-size-asian="8.75pt" style:font-size-complex="10pt"/>
    </style:style>
    <style:style style:name="P9" style:family="paragraph" style:parent-style-name="Text_20_body">
      <style:text-properties style:font-name="Waree" fo:font-size="10pt" officeooo:rsid="00147383" officeooo:paragraph-rsid="00147383" style:font-size-asian="8.75pt" style:font-size-complex="10pt"/>
    </style:style>
    <style:style style:name="P10" style:family="paragraph" style:parent-style-name="Text_20_body">
      <style:text-properties style:font-name="Waree" fo:font-size="10pt" officeooo:rsid="00150f5d" officeooo:paragraph-rsid="00150f5d" style:font-size-asian="8.75pt" style:font-size-complex="10pt"/>
    </style:style>
    <style:style style:name="P11" style:family="paragraph" style:parent-style-name="Text_20_body">
      <style:text-properties style:font-name="Waree" fo:font-size="10pt" officeooo:rsid="001b3066" officeooo:paragraph-rsid="001b3066" style:font-size-asian="8.75pt" style:font-size-complex="10pt"/>
    </style:style>
    <style:style style:name="P12" style:family="paragraph" style:parent-style-name="Text_20_body">
      <style:text-properties style:font-name="Waree" fo:font-size="10pt" officeooo:rsid="001b45ad" officeooo:paragraph-rsid="001b45ad" style:font-size-asian="8.75pt" style:font-size-complex="10pt"/>
    </style:style>
    <style:style style:name="P13" style:family="paragraph" style:parent-style-name="Text_20_body">
      <style:paragraph-properties fo:line-height="100%"/>
      <style:text-properties style:font-name="Waree" fo:font-size="10pt" officeooo:rsid="00166628" officeooo:paragraph-rsid="00166628" style:font-size-asian="8.75pt" style:font-size-complex="10pt"/>
    </style:style>
    <style:style style:name="P14" style:family="paragraph" style:parent-style-name="Text_20_body">
      <style:text-properties style:font-name="Waree" officeooo:paragraph-rsid="000ee0b6"/>
    </style:style>
    <style:style style:name="P15" style:family="paragraph" style:parent-style-name="Text_20_body">
      <style:text-properties style:font-name="Waree" officeooo:rsid="00103e13" officeooo:paragraph-rsid="00103e13"/>
    </style:style>
    <style:style style:name="P16" style:family="paragraph" style:parent-style-name="Text_20_body">
      <style:text-properties style:font-name="Waree" officeooo:paragraph-rsid="00101f85"/>
    </style:style>
    <style:style style:name="P17" style:family="paragraph" style:parent-style-name="Text_20_body">
      <style:paragraph-properties fo:line-height="100%"/>
      <style:text-properties style:font-name="Waree" fo:font-size="8pt" fo:font-style="italic" officeooo:rsid="0024214c" officeooo:paragraph-rsid="0024214c" style:font-size-asian="8pt" style:font-style-asian="italic" style:font-size-complex="8pt" style:font-style-complex="italic"/>
    </style:style>
    <style:style style:name="P18" style:family="paragraph" style:parent-style-name="Text_20_body">
      <style:text-properties officeooo:paragraph-rsid="001b45ad"/>
    </style:style>
    <style:style style:name="P19" style:family="paragraph" style:parent-style-name="Text_20_body">
      <style:text-properties officeooo:rsid="001e52a4" officeooo:paragraph-rsid="001e52a4"/>
    </style:style>
    <style:style style:name="P20" style:family="paragraph" style:parent-style-name="Heading_20_2">
      <style:text-properties fo:font-variant="normal" fo:text-transform="none" fo:color="#141412" style:font-name="Waree" fo:font-size="14pt" fo:letter-spacing="normal" fo:font-style="normal" style:text-underline-style="none" fo:font-weight="normal" officeooo:rsid="000da304" officeooo:paragraph-rsid="000da304" style:font-size-asian="14pt" style:font-weight-asian="normal" style:font-size-complex="14pt" style:font-weight-complex="normal"/>
    </style:style>
    <style:style style:name="P21" style:family="paragraph" style:parent-style-name="Heading_20_2">
      <style:paragraph-properties fo:text-align="center" style:justify-single-word="false"/>
      <style:text-properties fo:font-variant="normal" fo:text-transform="none" fo:color="#141412" style:font-name="Waree" fo:font-size="18pt" fo:letter-spacing="normal" fo:font-style="normal" fo:font-weight="normal" officeooo:rsid="000da304" officeooo:paragraph-rsid="000da304" style:font-size-asian="18pt" style:font-size-complex="18pt"/>
    </style:style>
    <style:style style:name="P22" style:family="paragraph" style:parent-style-name="Heading_20_2">
      <style:text-properties style:font-name="Waree" officeooo:rsid="000da304" officeooo:paragraph-rsid="00101f85"/>
    </style:style>
    <style:style style:name="P23" style:family="paragraph" style:parent-style-name="Heading_20_2">
      <style:text-properties style:font-name="Waree" officeooo:rsid="000da304" officeooo:paragraph-rsid="00147383"/>
    </style:style>
    <style:style style:name="P24" style:family="paragraph" style:parent-style-name="Heading_20_2">
      <style:text-properties style:font-name="Waree" officeooo:rsid="000da304" officeooo:paragraph-rsid="00150f5d"/>
    </style:style>
    <style:style style:name="P25" style:family="paragraph" style:parent-style-name="Heading_20_2">
      <style:text-properties style:font-name="Waree" fo:font-size="10pt" officeooo:rsid="000da304" officeooo:paragraph-rsid="001b3066" style:font-size-asian="8.75pt" style:font-size-complex="10pt"/>
    </style:style>
    <style:style style:name="P26" style:family="paragraph" style:parent-style-name="Text_20_body">
      <style:paragraph-properties fo:line-height="100%"/>
      <style:text-properties fo:font-variant="normal" fo:text-transform="none" fo:color="#141412" style:font-name="Waree" fo:font-size="10pt" fo:letter-spacing="normal" fo:font-style="normal" fo:font-weight="normal" officeooo:rsid="00250ede" officeooo:paragraph-rsid="00250ede" style:font-size-asian="8.75pt" style:font-style-asian="normal" style:font-size-complex="10pt" style:font-style-complex="normal"/>
    </style:style>
    <style:style style:name="P27" style:family="paragraph" style:parent-style-name="Text_20_body">
      <style:paragraph-properties fo:line-height="100%"/>
      <style:text-properties fo:font-variant="normal" fo:text-transform="none" fo:color="#141412" style:font-name="Waree" fo:font-size="10pt" fo:letter-spacing="normal" fo:font-style="normal" fo:font-weight="normal" officeooo:rsid="00150f5d" officeooo:paragraph-rsid="00150f5d" fo:background-color="#ffff00" style:font-size-asian="8.75pt" style:font-size-complex="10pt"/>
    </style:style>
    <style:style style:name="P28" style:family="paragraph" style:parent-style-name="Text_20_body">
      <style:paragraph-properties fo:line-height="100%"/>
      <style:text-properties style:font-name="Waree" fo:font-size="10pt" officeooo:rsid="00150f5d" officeooo:paragraph-rsid="00150f5d" fo:background-color="#ffff00" style:font-size-asian="8.75pt" style:font-size-complex="10pt"/>
    </style:style>
    <style:style style:name="T1" style:family="text">
      <style:text-properties fo:font-variant="normal" fo:text-transform="none" fo:color="#141412" style:font-name="Waree" fo:font-size="10pt" fo:letter-spacing="normal" fo:font-style="normal" fo:font-weight="normal" style:font-size-asian="8.75pt" style:font-size-complex="10pt"/>
    </style:style>
    <style:style style:name="T2" style:family="text">
      <style:text-properties fo:font-variant="normal" fo:text-transform="none" fo:color="#141412" style:font-name="Waree" fo:font-size="10pt" fo:letter-spacing="normal" fo:font-style="normal" fo:font-weight="normal" officeooo:rsid="001b45ad" style:font-size-asian="8.75pt" style:font-size-complex="10pt"/>
    </style:style>
    <style:style style:name="T3" style:family="text">
      <style:text-properties fo:font-variant="normal" fo:text-transform="none" fo:color="#141412" style:font-name="Waree" fo:font-size="10pt" fo:letter-spacing="normal" fo:font-style="normal" fo:font-weight="normal" officeooo:rsid="001c560d" style:font-size-asian="8.75pt" style:font-size-complex="10pt"/>
    </style:style>
    <style:style style:name="T4" style:family="text">
      <style:text-properties fo:font-variant="normal" fo:text-transform="none" fo:color="#141412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141412" fo:font-size="10pt" fo:letter-spacing="normal" fo:font-style="normal" style:text-underline-style="none" fo:font-weight="normal" officeooo:rsid="000ee0b6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141412" fo:font-size="10pt" fo:letter-spacing="normal" fo:font-style="normal" style:text-underline-style="none" fo:font-weight="normal" officeooo:rsid="0011b68f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41412" fo:font-size="10pt" fo:letter-spacing="normal" fo:font-style="normal" style:text-underline-style="none" fo:font-weight="normal" officeooo:rsid="000da304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141412" fo:font-size="10pt" fo:letter-spacing="normal" fo:font-style="normal" style:text-underline-style="none" fo:font-weight="normal" officeooo:rsid="00101f85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141412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141412" fo:font-size="14pt" fo:letter-spacing="normal" fo:font-style="normal" style:text-underline-style="none" fo:font-weight="normal" officeooo:rsid="00101f85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141412" fo:font-size="14pt" fo:letter-spacing="normal" fo:font-style="normal" style:text-underline-style="none" fo:font-weight="normal" officeooo:rsid="0012d024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141412" fo:font-size="14pt" fo:letter-spacing="normal" fo:font-style="normal" style:text-underline-style="none" fo:font-weight="normal" officeooo:rsid="00150f5d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141412" fo:font-size="14pt" fo:letter-spacing="normal" fo:font-style="normal" style:text-underline-style="none" fo:font-weight="normal" officeooo:rsid="0018ae43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141412" fo:font-size="14pt" fo:letter-spacing="normal" fo:font-style="normal" style:text-underline-style="none" fo:font-weight="normal" officeooo:rsid="0017acbf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141412" fo:font-size="14pt" fo:letter-spacing="normal" fo:font-style="normal" style:text-underline-style="none" fo:font-weight="normal" officeooo:rsid="00196a7e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141412" fo:font-size="14pt" fo:letter-spacing="normal" fo:font-style="normal" style:text-underline-style="none" fo:font-weight="normal" officeooo:rsid="001b3066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141412" fo:letter-spacing="normal" fo:font-style="normal" fo:font-weight="normal"/>
    </style:style>
    <style:style style:name="T18" style:family="text">
      <style:text-properties fo:font-variant="normal" fo:text-transform="none" fo:color="#141412" fo:letter-spacing="normal" fo:font-style="normal" fo:font-weight="normal" officeooo:rsid="00166628"/>
    </style:style>
    <style:style style:name="T19" style:family="text">
      <style:text-properties fo:font-variant="normal" fo:text-transform="none" fo:color="#141412" fo:letter-spacing="normal" fo:font-style="normal" fo:font-weight="normal" officeooo:rsid="0017acbf"/>
    </style:style>
    <style:style style:name="T20" style:family="text">
      <style:text-properties fo:font-variant="normal" fo:text-transform="none" fo:color="#141412" fo:letter-spacing="normal" fo:font-style="normal" fo:font-weight="normal" officeooo:rsid="00196a7e"/>
    </style:style>
    <style:style style:name="T21" style:family="text">
      <style:text-properties fo:font-variant="normal" fo:text-transform="none" fo:color="#141412" fo:letter-spacing="normal" fo:font-style="normal" fo:font-weight="normal" officeooo:rsid="001b3066"/>
    </style:style>
    <style:style style:name="T22" style:family="text">
      <style:text-properties fo:font-variant="normal" fo:text-transform="none" fo:color="#141412" fo:letter-spacing="normal" fo:font-style="normal" fo:font-weight="normal" officeooo:rsid="00150f5d"/>
    </style:style>
    <style:style style:name="T23" style:family="text">
      <style:text-properties fo:font-variant="normal" fo:text-transform="none" fo:color="#141412" fo:letter-spacing="normal" fo:font-style="normal" fo:font-weight="normal" officeooo:rsid="001c560d"/>
    </style:style>
    <style:style style:name="T24" style:family="text">
      <style:text-properties fo:font-variant="normal" fo:text-transform="none" fo:color="#141412" fo:letter-spacing="normal" fo:font-style="normal" fo:font-weight="normal" officeooo:rsid="0020a929"/>
    </style:style>
    <style:style style:name="T25" style:family="text">
      <style:text-properties fo:font-variant="normal" fo:text-transform="none" fo:color="#141412" fo:letter-spacing="normal" fo:font-style="normal" fo:font-weight="normal" officeooo:rsid="00233969"/>
    </style:style>
    <style:style style:name="T26" style:family="text">
      <style:text-properties fo:font-variant="normal" fo:text-transform="none" fo:color="#141412" fo:letter-spacing="normal" fo:font-style="normal" fo:font-weight="normal" officeooo:rsid="0024214c"/>
    </style:style>
    <style:style style:name="T27" style:family="text">
      <style:text-properties fo:font-variant="normal" fo:text-transform="none" fo:color="#141412" fo:letter-spacing="normal" fo:font-style="normal" fo:font-weight="normal" fo:background-color="#ffff00" loext:char-shading-value="0"/>
    </style:style>
    <style:style style:name="T28" style:family="text">
      <style:text-properties fo:font-variant="normal" fo:text-transform="none" fo:color="#141412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variant="normal" fo:text-transform="none" fo:color="#141412" fo:letter-spacing="normal" fo:font-style="normal" style:text-underline-style="solid" style:text-underline-width="auto" style:text-underline-color="font-color" fo:font-weight="normal"/>
    </style:style>
    <style:style style:name="T30" style:family="text">
      <style:text-properties fo:font-variant="normal" fo:text-transform="none" fo:color="#141412" fo:letter-spacing="normal" fo:font-weight="normal"/>
    </style:style>
    <style:style style:name="T31" style:family="text">
      <style:text-properties fo:font-variant="normal" fo:text-transform="none" fo:color="#141412" fo:letter-spacing="normal" fo:font-weight="normal" officeooo:rsid="0017acbf"/>
    </style:style>
    <style:style style:name="T32" style:family="text">
      <style:text-properties officeooo:rsid="00101f85"/>
    </style:style>
    <style:style style:name="T33" style:family="text">
      <style:text-properties officeooo:rsid="0011b68f"/>
    </style:style>
    <style:style style:name="T34" style:family="text">
      <style:text-properties officeooo:rsid="00196a7e"/>
    </style:style>
    <style:style style:name="T35" style:family="text">
      <style:text-properties officeooo:rsid="001f0c08"/>
    </style:style>
    <style:style style:name="T36" style:family="text">
      <style:text-properties officeooo:rsid="00226b02"/>
    </style:style>
    <style:style style:name="T37" style:family="text">
      <style:text-properties officeooo:rsid="0024214c"/>
    </style:style>
    <style:style style:name="T38" style:family="text">
      <style:text-properties fo:background-color="#ffff0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Contributing on GitHub</text:h>
      <text:h text:style-name="P20" text:outline-level="2">Step 1: Fork</text:h>
      <text:p text:style-name="P1">Login to GitHub and navigate to the project <text:span text:style-name="T36">you would like to contribute to </text:span>and click the “fork” button <text:span text:style-name="T35">(top right)</text:span>. <text:s/>This creates a <text:span text:style-name="T34">forked </text:span>copy of the repository in your own GitHub account.</text:p>
      <text:h text:style-name="P20" text:outline-level="2">Step 2: Clone</text:h>
      <text:p text:style-name="P2">You need a copy locally <text:span text:style-name="T32">on your computer </text:span>so that you can work on it. <text:s/>From your own GitHub page select the repository that you just forked. <text:s/>You should see a button on the right side labeled “Clone or Download”, click it. <text:s/>You should now see either an http address or an SSH address. <text:s/>If you see the Http address, look just above it and to the right and you should see a link labeled ‘Use SSH’. <text:s/>Click that link and copy the SSH address. <text:span text:style-name="T37">Either works just fine, but this verifies your SSH keys.</text:span></text:p>
      <text:p text:style-name="P2">Example:</text:p>
      <text:p text:style-name="P14"><text:span text:style-name="T5"><text:tab/>git@github.com:</text:span><text:span text:style-name="T6">&lt;yourGitHubUsername&gt;</text:span><text:span text:style-name="T5">/AdvPy-student.git </text:span></text:p>
      <text:p text:style-name="P3">On your computer, open a terminal and switch the the parent directory where you would like the repository to reside. <text:s/>I <text:s/>create a directory for repositories in my home directory (~/Repos). Now type git clone and past<text:span text:style-name="T36">e</text:span> the SSH address as shown below. </text:p>
      <text:p text:style-name="P15"><text:span text:style-name="T7">E</text:span><text:span text:style-name="T4">xample:</text:span></text:p>
      <text:p text:style-name="P16"><text:span text:style-name="T7"><text:tab/></text:span><text:span text:style-name="T8">$ git clone git@github.com:</text:span><text:span text:style-name="T6">&lt;yourGitHubUsername&gt;</text:span><text:span text:style-name="T8">/AdvPy-student.git</text:span></text:p>
      <text:h text:style-name="P22" text:outline-level="2"><text:span text:style-name="T9">Step </text:span><text:span text:style-name="T10">3</text:span><text:span text:style-name="T9">: </text:span><text:span text:style-name="T10">Add </text:span><text:span text:style-name="T15">U</text:span><text:span text:style-name="T10">pstream </text:span><text:span text:style-name="T15">R</text:span><text:span text:style-name="T10">emote</text:span></text:h>
      <text:p text:style-name="P4">You should now see a new directory containing a local copy of the repository. <text:s/>For example, if you clone<text:span text:style-name="T33">d</text:span> the repository using the example SSH code shown in the previous step, you w<text:span text:style-name="T33">ould</text:span> see a directory titled ‘AdvPy-student’. <text:s/>Change into that new project's directory.</text:p>
      <text:p text:style-name="P4">Example:</text:p>
      <text:p text:style-name="P4"><text:tab/>$ cd AdvPy-student</text:p>
      <text:p text:style-name="P5">You now need to set up a new remote that points to the original project so that you can grab any changes that occur while you are making your changes and bring them into your local copy. <text:s/><text:span text:style-name="T33">Click on the link to the original repository labeled “Forked from” at the top of the GitHub page (small blue letters under the title of the repository). <text:s/>This takes you back to the project’s original GitHub page so that you can get the SSH link (or url) and use it to create the new upstream remote.</text:span></text:p>
      <text:p text:style-name="P6">Example:</text:p>
      <text:p text:style-name="P6"><text:tab/>$ git remote add upstream git@github.com:Code-Hugger/AdvPy-student.git</text:p>
      <text:p text:style-name="P6">You now have two remotes for this project:</text:p>
      <text:p text:style-name="P6"><text:tab/>1. origin – points to your GitHub fork of the project. <text:s/>You can read and write to this remote.</text:p>
      <text:p text:style-name="P6"><text:tab/>2. upstream – points to the main project's GitHub repository. <text:s/>This repo is read-only</text:p>
      <text:p text:style-name="P7">You can view the remotes using the following command.</text:p>
      <text:p text:style-name="P7"><text:soft-page-break/><text:tab/>$ git remote -v</text:p>
      <text:h text:style-name="P24" text:outline-level="2"><text:span text:style-name="T9">Step </text:span><text:span text:style-name="T13">4</text:span><text:span text:style-name="T9">: </text:span><text:span text:style-name="T12">Branch</text:span></text:h>
      <text:p text:style-name="P10"><text:span text:style-name="T28">Always</text:span><text:span text:style-name="T17"> make changes in a new branch! <text:s/>If the project is using </text:span><text:a xlink:type="simple" xlink:href="http://nvie.com/posts/a-successful-git-branching-model/" text:style-name="Internet_20_link" text:visited-style-name="Visited_20_Internet_20_Link">git-flow</text:a><text:span text:style-name="T17">, then it will have both a ‘master’ and a ‘develop’ branch. <text:s/></text:span><text:span text:style-name="T18">Git-flow is a git branching model (rules/technique for branching) that’s often used. <text:s/>Git-flow is beyond the scope of this short walk-through.</text:span><text:span text:style-name="T17"> <text:s/>If you’re bug fixing, branch from ‘master’. If you’re adding a new feature, branch from ‘develop’. <text:s/>If the project only has a master, obviously branch from that. <text:s/></text:span><text:span text:style-name="T26">The class repository on has a master branch. <text:s/></text:span><text:span text:style-name="T17">The commands would look as follows.</text:span></text:p>
      <text:p text:style-name="P27"><text:tab/>$ git checkout master</text:p>
      <text:p text:style-name="P28"><text:span text:style-name="T17"><text:tab/>$ git pull upstream </text:span><text:span text:style-name="T24">master </text:span><text:span text:style-name="T17">&amp;&amp; git push origin master</text:span></text:p>
      <text:p text:style-name="P28"><text:span text:style-name="T17"><text:tab/>$ git checkout -b hotfix/</text:span><text:span text:style-name="T18">corelib-update</text:span></text:p>
      <text:p text:style-name="P13"><text:span text:style-name="T17">The first command ensures we are on the master branch. <text:s/>The second command, first pulls the latest changes from the upstream (read-only) repository and then pushes those changes (if any) to </text:span><text:span text:style-name="T19">our forked GitHub project. <text:s/>The last command creates our new branch. <text:s/>You can name your branch anything but it should be meaningful. <text:s/>Including the bug/issue number is helpful. <text:s/>If the project uses git-flow, the branch should be prefixed with ‘hotfix/’ or ‘feature/’.</text:span></text:p>
      <text:p text:style-name="P17"><text:span text:style-name="T31">N</text:span><text:span text:style-name="T30">OTE: When contributing to someone’s project, take the time to read through their README file and other documentation. <text:s/>Also look at the other commits and note the format they used (git-flow?). <text:s/>If the owner sees they would have to do a lot of work before merging your code, they won’t even bother accepting it. </text:span></text:p>
      <text:p text:style-name="P26"/>
      <text:h text:style-name="P23" text:outline-level="2"><text:span text:style-name="T9">Step </text:span><text:span text:style-name="T12">5</text:span><text:span text:style-name="T9">: </text:span><text:span text:style-name="T11">Make </text:span><text:span text:style-name="T15">C</text:span><text:span text:style-name="T11">hanges</text:span></text:h>
      <text:p text:style-name="P9"><text:span text:style-name="T17">Now you’re ready to make your changes and contribute to the project. <text:s/>It’s usually best to start by fixing a bug found on the project's issue tracker. <text:s/>Many project owners use the “easy pick” label (or variation) to indicate issue/bugs that anyone can work on. <text:s/></text:span><text:span text:style-name="T19">Ensure you only work on one thing at a time. <text:s/>Do not get side-tracked and start working on something that’s not related to the original bug or feature you started working on. <text:s/></text:span></text:p>
      <text:p text:style-name="P9"><text:span text:style-name="T19"><text:tab/></text:span><text:span text:style-name="T20">COMMITS: <text:s/>Make commits often so that you don’t lose anything. <text:s/>You will often hear the rule, “Don’t break the trunk”. <text:s/>In other words don’t commit code that does not work. <text:s/>This only applies when you’re committing changes to a branch that you’re sharing with someone else (or master). <text:s/></text:span><text:span text:style-name="T21">Committing broken code</text:span><text:span text:style-name="T20"> would make your team members unhappy. <text:s/>If you’re working from a private branch as described in this paper, you can and should commit your heart out! <text:s/>Just remember not to push (or submit a pull request) until your code works and has been tested. <text:s/>Here’s a link to the </text:span><text:a xlink:type="simple" xlink:href="http://tbaggery.com/2008/04/19/a-note-about-git-commit-messages.html" text:style-name="Internet_20_link" text:visited-style-name="Visited_20_Internet_20_Link">commonly accepted standard</text:a><text:span text:style-name="T20"> for formatting commit messages.</text:span></text:p>
      <text:h text:style-name="P25" text:outline-level="2"><text:span text:style-name="T14">Step </text:span><text:span text:style-name="T15">6</text:span><text:span text:style-name="T14">: </text:span><text:span text:style-name="T16">Push Your Finished Work</text:span></text:h>
      <text:p text:style-name="P11"><text:span text:style-name="T17">You need to push your branch to the origin remote (the forked repo in </text:span><text:span text:style-name="T29">your</text:span><text:span text:style-name="T17"> GitHub account) so that you can submit a pull request to the owner of the original repository. </text:span></text:p>
      <text:p text:style-name="P11"><text:span text:style-name="T17"><text:tab/>$ </text:span><text:span text:style-name="T27">git push -u origin </text:span><text:span text:style-name="T22">hotfix/</text:span><text:span text:style-name="T18">corelib-update</text:span></text:p>
      <text:p text:style-name="P11"><text:span text:style-name="T18">T</text:span><text:span text:style-name="T17">his creates the branch in your forked GitHub project. <text:s/>The -u flag links this branch to the corresponding remote branch so that in the future, you can simply type: <text:s/>$ git push origin</text:span></text:p>
      <text:h text:style-name="P25" text:outline-level="2"><text:soft-page-break/><text:span text:style-name="T14">Step </text:span><text:span text:style-name="T16">7</text:span><text:span text:style-name="T14">: </text:span><text:span text:style-name="T15">Create </text:span><text:span text:style-name="T16">a</text:span><text:span text:style-name="T15"> Pull Request</text:span></text:h>
      <text:p text:style-name="P11"><text:span text:style-name="T20">I</text:span><text:span text:style-name="T17">n your web browser go back to the fork of the project in your GitHub account and you should see that your new branch is listed at the top with a “Compare &amp; Pull Request” <text:s/></text:span></text:p>
      <text:p text:style-name="P8">Press the button</text:p>
      <text:p text:style-name="P11"><text:span text:style-name="T17">You </text:span><text:span text:style-name="T25">may</text:span><text:span text:style-name="T17"> </text:span><text:span text:style-name="T25">(or may not) </text:span><text:span text:style-name="T17">see something like this</text:span><text:span text:style-name="T23">:</text:span></text:p>
      <text:p text:style-name="P8"><draw:frame draw:style-name="fr1" draw:name="Image9" text:anchor-type="as-char" svg:width="6.622in" svg:height="0.4429in" draw:z-index="0"><draw:image xlink:href="Pictures/100002010000073C0000007CDEA29E0F.png" xlink:type="simple" xlink:show="embed" xlink:actuate="onLoad"/><svg:title>Contributing</svg:title></draw:frame></text:p>
      <text:p text:style-name="P12"><text:span text:style-name="T17">Click the link and it will take you to the project's CONTRIBUTING file. <text:s/>Read it. <text:s/>It contains information on how to contribute and </text:span><text:span text:style-name="T25">may</text:span><text:span text:style-name="T17"> help </text:span><text:span text:style-name="T25">you </text:span><text:span text:style-name="T17">get your contribution accepted.</text:span></text:p>
      <text:p text:style-name="P18"><text:span text:style-name="T2">Next, create a clear title and description. <text:s/></text:span><text:span text:style-name="T3">On this page you’ll see a diff of your changes. <text:s/>Make sure that it looks <text:s/>like what you expect it to look like based on your update.</text:span><text:span text:style-name="T2"> </text:span></text:p>
      <text:p text:style-name="P19"><text:span text:style-name="T2">N</text:span><text:span text:style-name="T1">ow click the “Create Pull Request” button near the bottom of the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55:09.900899186</meta:creation-date>
    <dc:date>2016-10-20T14:04:17.833288365</dc:date>
    <meta:editing-duration>PT54M49S</meta:editing-duration>
    <meta:editing-cycles>3</meta:editing-cycles>
    <meta:generator>LibreOffice/4.3.3.2$Linux_X86_64 LibreOffice_project/430m0$Build-2</meta:generator>
    <dc:creator>student </dc:creator>
    <meta:document-statistic meta:table-count="0" meta:image-count="1" meta:object-count="0" meta:page-count="3" meta:paragraph-count="44" meta:word-count="1023" meta:character-count="5923" meta:non-whitespace-character-count="4873"/>
  </office:meta>
</office:document-meta>
</file>